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imSun1" svg:font-family="SimSun, 宋体" style:font-pitch="variable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user_29_">
      <style:paragraph-properties fo:line-height="115%"/>
    </style:style>
    <style:style style:name="P2" style:family="paragraph" style:parent-style-name="Standard_20__28_user_29_">
      <style:paragraph-properties fo:line-height="115%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_20__28_user_29_">
      <style:paragraph-properties fo:margin-left="0.25in" fo:margin-right="0in" fo:line-height="115%" fo:text-indent="0in" style:auto-text-indent="false"/>
    </style:style>
    <style:style style:name="P4" style:family="paragraph" style:parent-style-name="Standard_20__28_user_29_">
      <style:paragraph-properties fo:margin-left="1.25in" fo:margin-right="0in" fo:line-height="115%" fo:text-indent="-0.2654in" style:auto-text-indent="false"/>
    </style:style>
    <style:style style:name="P5" style:family="paragraph" style:parent-style-name="Standard_20__28_user_29_">
      <style:paragraph-properties fo:margin-left="0.4925in" fo:margin-right="0in" fo:line-height="115%" fo:text-indent="0.4925in" style:auto-text-indent="false"/>
    </style:style>
    <style:style style:name="P6" style:family="paragraph" style:parent-style-name="Standard_20__28_user_29_">
      <style:paragraph-properties fo:margin-left="1.25in" fo:margin-right="0in" fo:line-height="115%" fo:text-indent="-0.7575in" style:auto-text-indent="false"/>
    </style:style>
    <style:style style:name="P7" style:family="paragraph" style:parent-style-name="Standard_20__28_user_29_">
      <style:paragraph-properties fo:margin-left="0.9846in" fo:margin-right="0in" fo:line-height="115%" fo:text-indent="0.0075in" style:auto-text-indent="false"/>
    </style:style>
    <style:style style:name="P8" style:family="paragraph" style:parent-style-name="No_20_Spacing">
      <style:text-properties style:font-name="Cambria" fo:font-size="36pt" style:font-size-asian="36pt" style:font-name-complex="Cambria" style:font-size-complex="36pt"/>
    </style:style>
    <style:style style:name="P9" style:family="paragraph" style:parent-style-name="No_20_Spacing">
      <style:text-properties style:font-name="Cambria" fo:font-size="18pt" style:font-size-asian="18pt" style:font-name-complex="Cambria" style:font-size-complex="18pt"/>
    </style:style>
    <style:style style:name="P10" style:family="paragraph" style:parent-style-name="No_20_Spacing">
      <style:text-properties style:font-name="Times New Roman" fo:font-size="12pt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11" style:family="paragraph" style:parent-style-name="No_20_Spacing" style:master-page-name="First_20_Page">
      <style:paragraph-properties style:page-number="auto"/>
      <style:text-properties style:font-name="Cambria" fo:font-size="36pt" fo:language="none" fo:country="none" style:font-size-asian="36pt" style:language-asian="none" style:country-asian="none" style:font-name-complex="Cambria" style:font-size-complex="36pt"/>
    </style:style>
    <style:style style:name="P12" style:family="paragraph" style:parent-style-name="Contents_20_2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break-before="page"/>
    </style:style>
    <style:style style:name="P15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Calibri" fo:font-size="11pt" fo:language="en" fo:country="AU" style:letter-kerning="true" style:font-name-asian="Times New Roman" style:font-size-asian="11pt" style:language-asian="none" style:country-asian="none" style:font-name-complex="Times New Roman" style:font-size-complex="11pt" style:language-complex="ar" style:country-complex="SA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31849b" draw:stroke-linejoin="miter" svg:stroke-linecap="square" draw:fill="solid" draw:fill-color="#4bacc6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bottom" style:vertical-rel="page" style:horizontal-pos="center" style:horizontal-rel="page"/>
    </style:style>
    <style:style style:name="gr2" style:family="graphic">
      <style:graphic-properties draw:stroke="solid" svg:stroke-width="0.0102in" svg:stroke-color="#31849b" draw:stroke-linejoin="miter" svg:stroke-linecap="square" draw:fill="solid" draw:fill-color="#4bacc6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stroke="solid" svg:stroke-width="0.0102in" svg:stroke-color="#31849b" draw:stroke-linejoin="miter" svg:stroke-linecap="square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char" draw:z-index="1" draw:style-name="gr2" draw:text-style-name="P15" svg:width="8.9134in" svg:height="0.6976in" svg:x="-0.0937in" svg:y="0.011in"><text:p/><draw:enhanced-geometry svg:viewBox="0 0 21600 21600" draw:type="rectangle" draw:enhanced-path="M 0 0 L 21600 0 21600 21600 0 21600 0 0 Z N"/></draw:custom-shape><draw:custom-shape text:anchor-type="char" draw:z-index="0" draw:style-name="gr1" draw:text-style-name="P15" svg:width="8.9134in" svg:height="0.6976in" svg:x="0in" svg:y="10.302in"><text:p/><draw:enhanced-geometry svg:viewBox="0 0 21600 21600" draw:type="rectangle" draw:enhanced-path="M 0 0 L 21600 0 21600 21600 0 21600 0 0 Z N"/></draw:custom-shape><draw:custom-shape text:anchor-type="char" draw:z-index="3" draw:style-name="gr3" draw:text-style-name="P15" svg:width="0.0996in" svg:height="11.5386in" svg:x="0.3445in" svg:y="-0.2693in"><text:p/><draw:enhanced-geometry svg:viewBox="0 0 21600 21600" draw:type="rectangle" draw:enhanced-path="M 0 0 L 21600 0 21600 21600 0 21600 0 0 Z N"/></draw:custom-shape><draw:custom-shape text:anchor-type="char" draw:z-index="2" draw:style-name="gr3" draw:text-style-name="P15" svg:width="0.0996in" svg:height="11.5386in" svg:x="8.0571in" svg:y="-0.2693in"><text:p/><draw:enhanced-geometry svg:viewBox="0 0 21600 21600" draw:type="rectangle" draw:enhanced-path="M 0 0 L 21600 0 21600 21600 0 21600 0 0 Z N"/></draw:custom-shape></text:p>
      <text:p text:style-name="P8">Learn -2- Math</text:p>
      <text:p text:style-name="P9">A math tutor softwa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No_20_Spacing"/>
      <text:p text:style-name="P10">By: The Self-Proclaimed Andrews honor students</text:p>
      <text:p text:style-name="Standard_20__28_user_29_">Eric Sullivan</text:p>
      <text:p text:style-name="Standard_20__28_user_29_">Tauseef Pirzada</text:p>
      <text:p text:style-name="Standard_20__28_user_29_">Leonid Melnikov</text:p>
      <text:p text:style-name="Standard"/>
      <text:p text:style-name="Standard"><text:soft-page-break/></text:p>
      <text:h text:style-name="TOC_20_Heading" text:outline-level="1" text:is-list-header="true">Contents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3"><text:a xlink:type="simple" xlink:href="#__RefHeading___Toc413330053" text:style-name="Index_20_Link" text:visited-style-name="Index_20_Link"><text:span text:style-name="T1">3. Specific Requirement<text:tab/>3</text:span></text:a></text:p>
          <text:p text:style-name="P12"><text:a xlink:type="simple" xlink:href="#__RefHeading___Toc413330054" text:style-name="Index_20_Link" text:visited-style-name="Index_20_Link"><text:span text:style-name="T1">3.1 Interface<text:tab/>3</text:span></text:a></text:p>
          <text:p text:style-name="P12"><text:a xlink:type="simple" xlink:href="#__RefHeading___Toc413330055" text:style-name="Index_20_Link" text:visited-style-name="Index_20_Link"><text:span text:style-name="T1">3.2 Tutorials<text:tab/>3</text:span></text:a></text:p>
          <text:p text:style-name="P12"><text:a xlink:type="simple" xlink:href="#__RefHeading___Toc413330056" text:style-name="Index_20_Link" text:visited-style-name="Index_20_Link"><text:span text:style-name="T1">3.3 Practice Test Materials<text:tab/>3</text:span></text:a></text:p>
          <text:p text:style-name="P12"><text:a xlink:type="simple" xlink:href="#__RefHeading___Toc413330057" text:style-name="Index_20_Link" text:visited-style-name="Index_20_Link"><text:span text:style-name="T1">3.4 Account<text:tab/>4</text:span></text:a></text:p>
          <text:p text:style-name="P12"><text:a xlink:type="simple" xlink:href="#__RefHeading___Toc413330058" text:style-name="Index_20_Link" text:visited-style-name="Index_20_Link"><text:span text:style-name="T1">3.5 Reports<text:tab/>4</text:span></text:a></text:p>
          <text:p text:style-name="P12"><text:a xlink:type="simple" xlink:href="#__RefHeading___Toc413330059" text:style-name="Index_20_Link" text:visited-style-name="Index_20_Link"><text:span text:style-name="T1">3.6 Saving/security<text:tab/>5</text:span>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h text:style-name="Heading_20_1" text:outline-level="1"><text:bookmark-start text:name="__RefHeading___Toc413330053"/>3. Specific Requirement<text:bookmark-end text:name="__RefHeading___Toc413330053"/></text:h>
      <text:p text:style-name="P3"/>
      <text:h text:style-name="Heading_20_2" text:outline-level="2"><text:bookmark-start text:name="__RefHeading___Toc413330054"/>3.1 Interface<text:bookmark-end text:name="__RefHeading___Toc413330054"/></text:h>
      <text:h text:style-name="Heading_20_3" text:outline-level="3"><text:tab/><text:tab/>Functional Requirements</text:h>
      <text:p text:style-name="P4">3.1.1 The interface shall be easy to use, user friendly and be understandable for children</text:p>
      <text:p text:style-name="P4">3.1.2 Each window will have a button returning them to the previous window.</text:p>
      <text:p text:style-name="P5">3.1.3 On all windows, the system shall have a help.</text:p>
      <text:p text:style-name="P1"><text:tab/><text:tab/>3.1.4 The help button shall give a short explanation/tutorial of the current activity.</text:p>
      <text:p text:style-name="P1"><text:tab/><text:tab/>3.1.5 The help window shall use pictures and words.</text:p>
      <text:p text:style-name="P6"/>
      <text:h text:style-name="Heading_20_3" text:outline-level="3"><text:tab/><text:tab/>Nonfunctional Requirement</text:h>
      <text:p text:style-name="P5">3.1.6 The system will load png and txt files from the corresponding help folder.</text:p>
      <text:p text:style-name="P1"><text:tab/><text:tab/>3.1.7The system shall open a new window to display the help information.</text:p>
      <text:p text:style-name="P1"/>
      <text:h text:style-name="Heading_20_2" text:outline-level="2"><text:bookmark-start text:name="__RefHeading___Toc413330055"/>3.2 Tutorials<text:bookmark-end text:name="__RefHeading___Toc413330055"/></text:h>
      <text:h text:style-name="Heading_20_3" text:outline-level="3"><text:tab/><text:tab/>Functional Requirements</text:h>
      <text:p text:style-name="P1"><text:span text:style-name="T3"><text:tab/><text:tab/></text:span>3.2.1 The user shall take tutorials.</text:p>
      <text:p text:style-name="P1"><text:tab/><text:tab/>3.2.2 Tutorials shall use pictures to teach users.</text:p>
      <text:p text:style-name="P1"><text:tab/><text:tab/>3.2.3 Tutorials shall use words to teach users.</text:p>
      <text:p text:style-name="P1"><text:tab/><text:tab/>3.2.4 The tutorial shall teach Number sense and operation skills.</text:p>
      <text:p text:style-name="P1"/>
      <text:h text:style-name="Heading_20_3" text:outline-level="3"><text:tab/><text:tab/>Nonfunctional Requirement</text:h>
      <text:p text:style-name="P5">3.2.5 The Tutorials will be load the images and text file from a folder.</text:p>
      <text:p text:style-name="P1"><text:tab/><text:tab/>3.2.6 The folder will have a text file and png files.</text:p>
      <text:p text:style-name="P2"/>
      <text:p text:style-name="P1"/>
      <text:h text:style-name="Heading_20_2" text:outline-level="2"><text:bookmark-start text:name="__RefHeading___Toc413330056"/>3.3 Practice Test Materials<text:bookmark-end text:name="__RefHeading___Toc413330056"/></text:h>
      <text:h text:style-name="Heading_20_3" text:outline-level="3"><text:tab/><text:tab/> Functional Requirements</text:h>
      <text:p text:style-name="P5">3.3.1 The user shall take tests after tutorials.</text:p>
      <text:p text:style-name="P1"><text:tab/><text:tab/>3.3.2 The test questions shall be multiple choice.</text:p>
      <text:p text:style-name="P1"><text:tab/><text:tab/>3.3.3 The tests shall have questions on Number sense and operation skills.</text:p>
      <text:p text:style-name="P1"><text:tab/><text:tab/>3.3.4 The user shall be able to take a harder full skill test the is made up of the skills <text:tab/><text:tab/><text:tab/>learned in that level.</text:p>
      <text:p text:style-name="P1"><text:soft-page-break/><text:tab/><text:tab/>3.3.5 The system shall increase the difficulty of the tests.</text:p>
      <text:p text:style-name="P5">3.3.6 After completing a test or math level, the system shall give the user stickers.</text:p>
      <text:p text:style-name="P5"/>
      <text:h text:style-name="Heading_20_3" text:outline-level="3"><text:tab/><text:tab/>Nonfunctional Requirement</text:h>
      <text:p text:style-name="P5">3.3.7 The system will create tests both randomly and from a pre-made list of questions.</text:p>
      <text:p text:style-name="P1"><text:tab/><text:tab/>3.3.8 The pre made list of questions shall be loaded from a file.</text:p>
      <text:p text:style-name="P1"><text:tab/><text:tab/>3.3.9 Any image shall be loaded from a folder</text:p>
      <text:p text:style-name="P1"><text:tab/><text:tab/>3.3.10 Pre k – k tests will have 5 questions</text:p>
      <text:p text:style-name="P1"><text:tab/><text:tab/>3.3.11 Pre k - k tests shall be passed if the user gets 3/5 correct.</text:p>
      <text:p text:style-name="P1"><text:tab/><text:tab/>3.3.12 1-2 grade tests will have 10 questions.</text:p>
      <text:p text:style-name="P1"><text:tab/><text:tab/>3.3.13 1-2 tests shall be passed if the user gets 7/10 correct.</text:p>
      <text:p text:style-name="P1"><text:tab/><text:tab/>3.3.14 3-4 grade tests will have 15 question.</text:p>
      <text:p text:style-name="P1"><text:tab/><text:tab/>3.3.15 3-4 tests shall be passed if the user gets 12/15 correct.</text:p>
      <text:p text:style-name="P1"><text:tab/><text:tab/>3.3.16 Prek – k full skill test will have 10 questions.</text:p>
      <text:p text:style-name="P1"><text:tab/><text:tab/>3.3.17 1-2 grade full skill test will have 20 questions.</text:p>
      <text:p text:style-name="P1"><text:tab/><text:tab/>3.3.18 3-4 grade full skill test will have 30 questions.</text:p>
      <text:p text:style-name="P1"><text:tab/><text:tab/>3.3.1 Full skill tests shall be passed if the user gets 90%.</text:p>
      <text:p text:style-name="P1"/>
      <text:p text:style-name="P1"/>
      <text:p text:style-name="P1"/>
      <text:h text:style-name="Heading_20_2" text:outline-level="2"><text:bookmark-start text:name="__RefHeading___Toc413330057"/>3.4 Account<text:bookmark-end text:name="__RefHeading___Toc413330057"/></text:h>
      <text:h text:style-name="Heading_20_3" text:outline-level="3"><text:tab/><text:tab/> Functional Requirements</text:h>
      <text:p text:style-name="P1"><text:span text:style-name="T3"><text:tab/><text:tab/></text:span>3.4.1 If the user doesn't have a account, the user shall create an account.</text:p>
      <text:p text:style-name="P1"><text:tab/><text:tab/>3.4.2 the user shall enter a user name.</text:p>
      <text:p text:style-name="P7">3.4.3 The User shall enter a password while <text:s/>creating an account.</text:p>
      <text:p text:style-name="P1"><text:tab/><text:tab/>3.4.4 The User shall reenter the password while creating an account.</text:p>
      <text:p text:style-name="P1"><text:tab/><text:tab/>3.4.5 The system shall prompt the user to select an account from a preexisting user list.</text:p>
      <text:p text:style-name="P1"><text:tab/><text:tab/>3.4.6 After choosing an existing account the user shall enter a password.</text:p>
      <text:p text:style-name="P1"><text:tab/><text:tab/>3.4.7 The user shall be able to log out in the main window.</text:p>
      <text:p text:style-name="P1"/>
      <text:h text:style-name="Heading_20_3" text:outline-level="3"><text:tab/><text:tab/>Nonfunctional Requirement</text:h>
      <text:p text:style-name="P5">3.4.8 The log-in list shall be constructed from the database.</text:p>
      <text:p text:style-name="P2"/>
      <text:p text:style-name="P1"/>
      <text:h text:style-name="Heading_20_2" text:outline-level="2"><text:bookmark-start text:name="__RefHeading___Toc413330058"/>3.5 Reports<text:bookmark-end text:name="__RefHeading___Toc413330058"/></text:h>
      <text:h text:style-name="Heading_20_3" text:outline-level="3"><text:tab/><text:tab/> Functional Requirements</text:h>
      <text:p text:style-name="P1"><text:span text:style-name="T3"><text:tab/><text:tab/></text:span>3.5.1 The system shall give the user a report of a completed test.</text:p>
      <text:p text:style-name="P1"><text:soft-page-break/><text:tab/><text:tab/>3.5.2 The reports shall be printable.</text:p>
      <text:p text:style-name="P1"><text:tab/><text:tab/>3.5.3 The reports will show percentage correct</text:p>
      <text:p text:style-name="P1"><text:tab/><text:tab/>3.5.4 The reports will show pass/fail</text:p>
      <text:p text:style-name="P1"><text:tab/><text:tab/>3.5.5 The reports will show incorrect questions with the correct answer.</text:p>
      <text:p text:style-name="P2"/>
      <text:h text:style-name="Heading_20_3" text:outline-level="3"><text:tab/><text:tab/>Nonfunctional Requirement</text:h>
      <text:p text:style-name="P2"><text:tab/></text:p>
      <text:p text:style-name="P2"/>
      <text:p text:style-name="P1"/>
      <text:p text:style-name="P1"/>
      <text:p text:style-name="P1"/>
      <text:p text:style-name="P1"/>
      <text:h text:style-name="Heading_20_2" text:outline-level="2"><text:bookmark-start text:name="__RefHeading___Toc413330059"/>3.6 Saving/security<text:bookmark-end text:name="__RefHeading___Toc413330059"/></text:h>
      <text:p text:style-name="P1"/>
      <text:h text:style-name="Heading_20_3" text:outline-level="3"><text:tab/><text:tab/>Functional Requirements</text:h>
      <text:p text:style-name="P5">3.6.1 The system shall use .sav files.</text:p>
      <text:p text:style-name="P1"><text:tab/><text:tab/>3.6.2 The system shall save progress after every test.</text:p>
      <text:p text:style-name="P1"><text:tab/><text:tab/>3.6.3 The system shall save progress after log-out.</text:p>
      <text:p text:style-name="P1"><text:tab/><text:tab/>3.6.4 The database shall have User name, Password, <text:s/>name of .sav file.</text:p>
      <text:p text:style-name="P2"/>
      <text:h text:style-name="Heading_20_3" text:outline-level="3"><text:tab/><text:tab/>Nonfunctional Requirement</text:h>
      <text:p text:style-name="P5">3.6.5 The user name, password and .sav file shall be saved into a database.</text:p>
      <text:p text:style-name="P1"><text:tab/><text:tab/>3.6.6 Passwords will be encrypted</text:p>
      <text:p text:style-name="P1"><text:tab/><text:tab/>3.6.7 The system will save new entries(with user name, password and new .sav) into <text:tab/><text:tab/><text:tab/>the database if a new account is made</text:p>
      <text:p text:style-name="P5">3.6.8 The .sav files name will be the username.sav.</text:p>
      <text:p text:style-name="P1"><text:tab/><text:tab/>3.6.9 .sav files will be encrypted.</text:p>
      <text:p text:style-name="P1"><text:tab/><text:tab/>3.6.10 The system shall save the progress to the users .sav file.</text:p>
      <text:p text:style-name="P1"><text:tab/><text:tab/>3.6.11 The .sav file will be in a database.</text:p>
      <text:p text:style-name="P1"><text:tab/><text:tab/>3.6.12 The .sav file will consist of three categories: progress, rewards and reports</text:p>
      <text:p text:style-name="P5">3.6.13The system shall be able to write and read from the database.</text:p>
      <text:p text:style-name="P1"><text:tab/><text:tab/>3.6.14 Database entries will be encrypted using a hash.</text:p>
      <text:p text:style-name="P1"><text:tab/><text:tab/>3.6.15 The hash will compared to database upon log i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imSun1" svg:font-family="SimSun, 宋体" style:font-pitch="variable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_20__28_user_29_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_20__28_user_29_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4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2.5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1.5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7pt"/>
    </style:style>
    <style:style style:name="TOC_20_Heading" style:display-name="TOC Heading" style:family="paragraph" style:parent-style-name="Heading_20_1" style:next-style-name="Standard">
      <style:paragraph-properties fo:margin-top="0.3335in" fo:margin-bottom="0in" fo:line-height="115%" fo:keep-together="always" fo:orphans="2" fo:widows="2" fo:hyphenation-ladder-count="no-limit" style:vertical-align="auto"/>
      <style:text-properties fo:color="#365f91" fo:font-size="14pt" style:letter-kerning="true" style:font-size-asian="14pt" style:font-name-complex="Times New Roman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text-properties style:font-size-complex="10.5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text-indent="0in" style:auto-text-indent="false"/>
      <style:text-properties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text-indent="0in" style:auto-text-indent="false"/>
      <style:text-properties style:font-size-complex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Bullet_20_Symbols_20__28_user_29_" style:display-name="Bullet Symbols (user)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No_20_Spacing_20_Char" style:display-name="No Spacing Char" style:family="text" style:parent-style-name="Default_20_Paragraph_20_Font">
      <style:text-properties style:font-name="Calibri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7pt"/>
    </style:style>
    <style:style style:name="Heading_20_1_20_Char" style:display-name="Heading 1 Char" style:family="text" style:parent-style-name="Default_20_Paragraph_20_Font">
      <style:text-properties style:font-name="Cambria" fo:font-size="16pt" fo:language="en" fo:country="US" fo:font-weight="bold" style:letter-kerning="true" style:font-name-asian="Times New Roman" style:font-size-asian="16pt" style:language-asian="zh" style:country-asian="CN" style:font-weight-asian="bold" style:font-name-complex="Cambria" style:font-size-complex="14.5pt" style:language-complex="hi" style:country-complex="IN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letter-kerning="true" style:font-name-asian="Times New Roman" style:font-size-asian="14pt" style:language-asian="zh" style:country-asian="CN" style:font-style-asian="italic" style:font-weight-asian="bold" style:font-name-complex="Cambria" style:font-size-complex="12.5pt" style:language-complex="hi" style:country-complex="IN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language="en" fo:country="US" fo:font-weight="bold" style:letter-kerning="true" style:font-name-asian="Times New Roman" style:font-size-asian="13pt" style:language-asian="zh" style:country-asian="CN" style:font-weight-asian="bold" style:font-name-complex="Cambria" style:font-size-complex="11.5pt" style:language-complex="hi" style:country-complex="IN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earn -2- Math</dc:title>
    <dc:subject>A math tutor software</dc:subject>
    <meta:initial-creator>Eric SullivanTauseef PirzadaLeonid Melnikov</meta:initial-creator>
    <meta:creation-date>2015-02-14T09:23:00</meta:creation-date>
    <dc:creator>eric sullivan</dc:creator>
    <dc:date>2015-04-28T23:17:56.86</dc:date>
    <meta:editing-cycles>4</meta:editing-cycles>
    <meta:editing-duration>PT12H59M</meta:editing-duration>
    <meta:document-statistic meta:table-count="0" meta:image-count="0" meta:object-count="0" meta:page-count="5" meta:paragraph-count="94" meta:word-count="745" meta:character-count="4488"/>
    <meta:generator>OpenOffice/4.1.0$Win32 OpenOffice.org_project/410m18$Build-9764</meta:generator>
  </office:meta>
</office:document-meta>
</file>